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/>
      <table:table table:name="metrica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4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2">
          <table:table-cell table:style-name="ce5" office:value-type="float" office:value="2198.9" calcext:value-type="float">
            <text:p>2198,9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6" calcext:value-type="float">
            <text:p>6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12.3" calcext:value-type="float">
            <text:p>12,3</text:p>
          </table:table-cell>
          <table:table-cell table:number-columns-repeated="1019"/>
        </table:table-row>
        <table:table-row table:style-name="ro2">
          <table:table-cell table:style-name="ce5" office:value-type="float" office:value="1404.8" calcext:value-type="float">
            <text:p>1404,8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1.7" calcext:value-type="float">
            <text:p>21,7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8.4" calcext:value-type="float">
            <text:p>28,4</text:p>
          </table:table-cell>
          <table:table-cell table:number-columns-repeated="1019"/>
        </table:table-row>
        <table:table-row table:style-name="ro2">
          <table:table-cell table:style-name="ce5" office:value-type="float" office:value="1308.2" calcext:value-type="float">
            <text:p>1308,2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28.8" calcext:value-type="float">
            <text:p>28,8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36.7" calcext:value-type="float">
            <text:p>36,7</text:p>
          </table:table-cell>
          <table:table-cell table:number-columns-repeated="1019"/>
        </table:table-row>
        <table:table-row table:style-name="ro2">
          <table:table-cell table:style-name="ce5" office:value-type="float" office:value="1481.6" calcext:value-type="float">
            <text:p>1481,6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40" calcext:value-type="float">
            <text:p>40,0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55.6" calcext:value-type="float">
            <text:p>55,6</text:p>
          </table:table-cell>
          <table:table-cell table:number-columns-repeated="1019"/>
        </table:table-row>
        <table:table-row table:style-name="ro2">
          <table:table-cell table:style-name="ce5" office:value-type="float" office:value="1947.2" calcext:value-type="float">
            <text:p>1947,2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29.8" calcext:value-type="float">
            <text:p>29,8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35.2" calcext:value-type="float">
            <text:p>35,2</text:p>
          </table:table-cell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4.8" calcext:value-type="float">
            <text:p>24,8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28.4" calcext:value-type="float">
            <text:p>28,4</text:p>
          </table:table-cell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,0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8.5" calcext:value-type="float">
            <text:p>28,5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1.9" calcext:value-type="float">
            <text:p>31,9</text:p>
          </table:table-cell>
          <table:table-cell table:number-columns-repeated="1019"/>
        </table:table-row>
        <table:table-row table:style-name="ro2">
          <table:table-cell table:style-name="ce5" office:value-type="float" office:value="2127.5" calcext:value-type="float">
            <text:p>2127,5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37.2" calcext:value-type="float">
            <text:p>37,2</text:p>
          </table:table-cell>
          <table:table-cell table:number-columns-repeated="1019"/>
        </table:table-row>
        <table:table-row table:style-name="ro2">
          <table:table-cell table:style-name="ce5" office:value-type="float" office:value="1846.3" calcext:value-type="float">
            <text:p>1846,3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6.8" calcext:value-type="float">
            <text:p>16,8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21.7" calcext:value-type="float">
            <text:p>21,7</text:p>
          </table:table-cell>
          <table:table-cell table:number-columns-repeated="1019"/>
        </table:table-row>
        <table:table-row table:style-name="ro2">
          <table:table-cell table:style-name="ce5" office:value-type="float" office:value="1902.7" calcext:value-type="float">
            <text:p>1902,7</text:p>
          </table:table-cell>
          <table:table-cell table:style-name="ce5" office:value-type="float" office:value="2" calcext:value-type="float">
            <text:p>2,0</text:p>
          </table:table-cell>
          <table:table-cell table:style-name="ce5" office:value-type="float" office:value="28.9" calcext:value-type="float">
            <text:p>28,9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34.1" calcext:value-type="float">
            <text:p>34,1</text:p>
          </table:table-cell>
          <table:table-cell table:number-columns-repeated="1019"/>
        </table:table-row>
        <table:table-row table:style-name="ro2">
          <table:table-cell table:style-name="ce5" office:value-type="float" office:value="853.5" calcext:value-type="float">
            <text:p>853,5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59.9" calcext:value-type="float">
            <text:p>59,9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67.4" calcext:value-type="float">
            <text:p>67,4</text:p>
          </table:table-cell>
          <table:table-cell table:number-columns-repeated="1019"/>
        </table:table-row>
        <table:table-row table:style-name="ro2">
          <table:table-cell table:style-name="ce5" office:value-type="float" office:value="668.4" calcext:value-type="float">
            <text:p>668,4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68.2" calcext:value-type="float">
            <text:p>68,2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4" calcext:value-type="float">
            <text:p>74,0</text:p>
          </table:table-cell>
          <table:table-cell table:number-columns-repeated="1019"/>
        </table:table-row>
        <table:table-row table:style-name="ro2">
          <table:table-cell table:style-name="ce5" office:value-type="float" office:value="768.1" calcext:value-type="float">
            <text:p>768,1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77.1" calcext:value-type="float">
            <text:p>77,1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85.1" calcext:value-type="float">
            <text:p>85,1</text:p>
          </table:table-cell>
          <table:table-cell table:number-columns-repeated="1019"/>
        </table:table-row>
        <table:table-row table:style-name="ro2">
          <table:table-cell table:style-name="ce5" office:value-type="float" office:value="677" calcext:value-type="float">
            <text:p>677,0</text:p>
          </table:table-cell>
          <table:table-cell table:style-name="ce5" office:value-type="float" office:value="3" calcext:value-type="float">
            <text:p>3,0</text:p>
          </table:table-cell>
          <table:table-cell table:style-name="ce5" office:value-type="float" office:value="72.9" calcext:value-type="float">
            <text:p>72,9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79.4" calcext:value-type="float">
            <text:p>79,4</text:p>
          </table:table-cell>
          <table:table-cell table:number-columns-repeated="1019"/>
        </table:table-row>
        <table:table-row table:style-name="ro2">
          <table:table-cell table:style-name="ce5" office:value-type="float" office:value="374.6" calcext:value-type="float">
            <text:p>374,6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67.3" calcext:value-type="float">
            <text:p>67,3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76.1" calcext:value-type="float">
            <text:p>76,1</text:p>
          </table:table-cell>
          <table:table-cell table:number-columns-repeated="1019"/>
        </table:table-row>
        <table:table-row table:style-name="ro2">
          <table:table-cell table:style-name="ce5" office:value-type="float" office:value="382.6" calcext:value-type="float">
            <text:p>382,6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78.6" calcext:value-type="float">
            <text:p>78,6</text:p>
          </table:table-cell>
          <table:table-cell table:style-name="ce5" office:value-type="float" office:value="4" calcext:value-type="float">
            <text:p>4,0</text:p>
          </table:table-cell>
          <table:table-cell table:style-name="ce5" office:value-type="float" office:value="85.7" calcext:value-type="float">
            <text:p>85,7</text:p>
          </table:table-cell>
          <table:table-cell table:number-columns-repeated="1019"/>
        </table:table-row>
        <table:table-row table:style-name="ro2">
          <table:table-cell table:style-name="ce5" office:value-type="float" office:value="2379.1" calcext:value-type="float">
            <text:p>2379,1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38" calcext:value-type="float">
            <text:p>38,0</text:p>
          </table:table-cell>
          <table:table-cell table:style-name="ce5" office:value-type="float" office:value="16.1" calcext:value-type="float">
            <text:p>16,1</text:p>
          </table:table-cell>
          <table:table-cell table:style-name="ce5" office:value-type="float" office:value="66" calcext:value-type="float">
            <text:p>66,0</text:p>
          </table:table-cell>
          <table:table-cell table:number-columns-repeated="1019"/>
        </table:table-row>
        <table:table-row table:style-name="ro2">
          <table:table-cell table:style-name="ce5" office:value-type="float" office:value="564.7" calcext:value-type="float">
            <text:p>564,7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36.6" calcext:value-type="float">
            <text:p>136,6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157.4" calcext:value-type="float">
            <text:p>157,4</text:p>
          </table:table-cell>
          <table:table-cell table:number-columns-repeated="1019"/>
        </table:table-row>
        <table:table-row table:style-name="ro2">
          <table:table-cell table:style-name="ce5" office:value-type="float" office:value="370.9" calcext:value-type="float">
            <text:p>370,9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95.5" calcext:value-type="float">
            <text:p>95,5</text:p>
          </table:table-cell>
          <table:table-cell table:style-name="ce5" office:value-type="float" office:value="13" calcext:value-type="float">
            <text:p>13,0</text:p>
          </table:table-cell>
          <table:table-cell table:style-name="ce5" office:value-type="float" office:value="120.4" calcext:value-type="float">
            <text:p>120,4</text:p>
          </table:table-cell>
          <table:table-cell table:number-columns-repeated="1019"/>
        </table:table-row>
        <table:table-row table:style-name="ro2">
          <table:table-cell table:style-name="ce5" office:value-type="float" office:value="573.2" calcext:value-type="float">
            <text:p>573,2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9.2" calcext:value-type="float">
            <text:p>9,2</text:p>
          </table:table-cell>
          <table:table-cell table:number-columns-repeated="1019"/>
        </table:table-row>
        <table:table-row table:style-name="ro2">
          <table:table-cell table:style-name="ce5" office:value-type="float" office:value="1565.7" calcext:value-type="float">
            <text:p>1565,7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26.6" calcext:value-type="float">
            <text:p>26,6</text:p>
          </table:table-cell>
          <table:table-cell table:number-columns-repeated="1019"/>
        </table:table-row>
        <table:table-row table:style-name="ro2">
          <table:table-cell table:style-name="ce5" office:value-type="float" office:value="576.3" calcext:value-type="float">
            <text:p>576,3</text:p>
          </table:table-cell>
          <table:table-cell table:style-name="ce5" office:value-type="float" office:value="5" calcext:value-type="float">
            <text:p>5,0</text:p>
          </table:table-cell>
          <table:table-cell table:style-name="ce5" office:value-type="float" office:value="96.4" calcext:value-type="float">
            <text:p>96,4</text:p>
          </table:table-cell>
          <table:table-cell table:style-name="ce5" office:value-type="float" office:value="7" calcext:value-type="float">
            <text:p>7,0</text:p>
          </table:table-cell>
          <table:table-cell table:style-name="ce5" office:value-type="float" office:value="108.4" calcext:value-type="float">
            <text:p>108,4</text:p>
          </table:table-cell>
          <table:table-cell table:number-columns-repeated="1019"/>
        </table:table-row>
        <table:table-row table:style-name="ro2">
          <table:table-cell table:style-name="ce5" office:value-type="float" office:value="380.2" calcext:value-type="float">
            <text:p>380,2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83.3" calcext:value-type="float">
            <text:p>83,3</text:p>
          </table:table-cell>
          <table:table-cell table:style-name="ce5" office:value-type="float" office:value="10" calcext:value-type="float">
            <text:p>10,0</text:p>
          </table:table-cell>
          <table:table-cell table:style-name="ce5" office:value-type="float" office:value="101.5" calcext:value-type="float">
            <text:p>101,5</text:p>
          </table:table-cell>
          <table:table-cell table:number-columns-repeated="1019"/>
        </table:table-row>
        <table:table-row table:style-name="ro2">
          <table:table-cell table:style-name="ce5" office:value-type="float" office:value="406.4" calcext:value-type="float">
            <text:p>406,4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35.5" calcext:value-type="float">
            <text:p>35,5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45.1" calcext:value-type="float">
            <text:p>45,1</text:p>
          </table:table-cell>
          <table:table-cell table:number-columns-repeated="1019"/>
        </table:table-row>
        <table:table-row table:style-name="ro2">
          <table:table-cell table:style-name="ce5" office:value-type="float" office:value="1196.5" calcext:value-type="float">
            <text:p>1196,5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83.5" calcext:value-type="float">
            <text:p>83,5</text:p>
          </table:table-cell>
          <table:table-cell table:style-name="ce5" office:value-type="float" office:value="15" calcext:value-type="float">
            <text:p>15,0</text:p>
          </table:table-cell>
          <table:table-cell table:style-name="ce5" office:value-type="float" office:value="107.3" calcext:value-type="float">
            <text:p>107,3</text:p>
          </table:table-cell>
          <table:table-cell table:number-columns-repeated="1019"/>
        </table:table-row>
        <table:table-row table:style-name="ro2">
          <table:table-cell table:style-name="ce5" office:value-type="float" office:value="369.9" calcext:value-type="float">
            <text:p>369,9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79.7" calcext:value-type="float">
            <text:p>79,7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103.3" calcext:value-type="float">
            <text:p>103,3</text:p>
          </table:table-cell>
          <table:table-cell table:number-columns-repeated="1019"/>
        </table:table-row>
        <table:table-row table:style-name="ro2">
          <table:table-cell table:style-name="ce5" office:value-type="float" office:value="1230" calcext:value-type="float">
            <text:p>1230,0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11.8" calcext:value-type="float">
            <text:p>111,8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34.6" calcext:value-type="float">
            <text:p>134,6</text:p>
          </table:table-cell>
          <table:table-cell table:number-columns-repeated="1019"/>
        </table:table-row>
        <table:table-row table:style-name="ro2">
          <table:table-cell table:style-name="ce5" office:value-type="float" office:value="1135.7" calcext:value-type="float">
            <text:p>1135,7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21.3" calcext:value-type="float">
            <text:p>121,3</text:p>
          </table:table-cell>
          <table:table-cell table:style-name="ce5" office:value-type="float" office:value="14.2" calcext:value-type="float">
            <text:p>14,2</text:p>
          </table:table-cell>
          <table:table-cell table:style-name="ce5" office:value-type="float" office:value="144.4" calcext:value-type="float">
            <text:p>144,4</text:p>
          </table:table-cell>
          <table:table-cell table:number-columns-repeated="1019"/>
        </table:table-row>
        <table:table-row table:style-name="ro2">
          <table:table-cell table:style-name="ce5" office:value-type="float" office:value="974.6" calcext:value-type="float">
            <text:p>974,6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128.2" calcext:value-type="float">
            <text:p>128,2</text:p>
          </table:table-cell>
          <table:table-cell table:style-name="ce5" office:value-type="float" office:value="14" calcext:value-type="float">
            <text:p>14,0</text:p>
          </table:table-cell>
          <table:table-cell table:style-name="ce5" office:value-type="float" office:value="151.1" calcext:value-type="float">
            <text:p>151,1</text:p>
          </table:table-cell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,0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1" calcext:value-type="float">
            <text:p>1,0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7.9" calcext:value-type="float">
            <text:p>7,9</text:p>
          </table:table-cell>
          <table:table-cell table:number-columns-repeated="1019"/>
        </table:table-row>
        <table:table-row table:style-name="ro2">
          <table:table-cell table:style-name="ce5" office:value-type="float" office:value="3163" calcext:value-type="float">
            <text:p>3163,0</text:p>
          </table:table-cell>
          <table:table-cell table:style-name="ce5" office:value-type="float" office:value="11" calcext:value-type="float">
            <text:p>11,0</text:p>
          </table:table-cell>
          <table:table-cell table:style-name="ce5" office:value-type="float" office:value="313.4" calcext:value-type="float">
            <text:p>313,4</text:p>
          </table:table-cell>
          <table:table-cell table:style-name="ce5" office:value-type="float" office:value="15.4" calcext:value-type="float">
            <text:p>15,4</text:p>
          </table:table-cell>
          <table:table-cell table:style-name="ce5" office:value-type="float" office:value="339.8" calcext:value-type="float">
            <text:p>339,8</text:p>
          </table:table-cell>
          <table:table-cell table:number-columns-repeated="1019"/>
        </table:table-row>
        <table:table-row table:style-name="ro2">
          <table:table-cell table:style-name="ce5" office:value-type="float" office:value="3283.7" calcext:value-type="float">
            <text:p>3283,7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316.4" calcext:value-type="float">
            <text:p>316,4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323.7" calcext:value-type="float">
            <text:p>323,7</text:p>
          </table:table-cell>
          <table:table-cell table:number-columns-repeated="1019"/>
        </table:table-row>
        <table:table-row table:style-name="ro2">
          <table:table-cell table:style-name="ce5" office:value-type="float" office:value="1125.1" calcext:value-type="float">
            <text:p>1125,1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102.8" calcext:value-type="float">
            <text:p>102,8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114.4" calcext:value-type="float">
            <text:p>114,4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22:51:03.824788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6T22:59:58.577108855</dc:date>
    <meta:editing-duration>PT7H36M48S</meta:editing-duration>
    <meta:editing-cycles>13</meta:editing-cycles>
    <meta:generator>LibreOffice/6.4.5.2$Linux_X86_64 LibreOffice_project/40$Build-2</meta:generator>
    <meta:document-statistic meta:table-count="1" meta:cell-count="170" meta:object-count="0"/>
  </office:meta>
</office:document-meta>
</file>